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6.39cm" table:align="center"/>
    </style:style>
    <style:style style:name="Tabella1.A" style:family="table-column">
      <style:table-column-properties style:column-width="8.169cm"/>
    </style:style>
    <style:style style:name="Tabella1.B" style:family="table-column">
      <style:table-column-properties style:column-width="8.221cm"/>
    </style:style>
    <style:style style:name="Tabella1.A1" style:family="table-cell">
      <style:table-cell-properties style:vertical-align="middle" fo:padding="0.049cm" fo:border="none"/>
    </style:style>
    <style:style style:name="Tabella2" style:family="table">
      <style:table-properties style:width="11.098cm" table:align="center"/>
    </style:style>
    <style:style style:name="Tabella2.A" style:family="table-column">
      <style:table-column-properties style:column-width="5.523cm"/>
    </style:style>
    <style:style style:name="Tabella2.B" style:family="table-column">
      <style:table-column-properties style:column-width="5.576cm"/>
    </style:style>
    <style:style style:name="Tabella2.A1" style:family="table-cell">
      <style:table-cell-properties style:vertical-align="middle" fo:padding="0.049cm" fo:border="none"/>
    </style:style>
    <style:style style:name="Tabella3" style:family="table">
      <style:table-properties style:width="11.098cm" table:align="center"/>
    </style:style>
    <style:style style:name="Tabella3.A" style:family="table-column">
      <style:table-column-properties style:column-width="5.523cm"/>
    </style:style>
    <style:style style:name="Tabella3.B" style:family="table-column">
      <style:table-column-properties style:column-width="5.576cm"/>
    </style:style>
    <style:style style:name="Tabella3.A1" style:family="table-cell">
      <style:table-cell-properties style:vertical-align="middle" fo:padding="0.049cm" fo:border="none"/>
    </style:style>
    <style:style style:name="P1" style:family="paragraph" style:parent-style-name="Table_20_Contents">
      <style:text-properties fo:color="#d0972a" style:text-line-through-style="none" style:text-line-through-type="none" style:text-underline-style="none" style:text-blinking="false"/>
    </style:style>
    <style:style style:name="P2" style:family="paragraph" style:parent-style-name="Heading_20_3">
      <style:text-properties fo:font-variant="normal" fo:text-transform="none" fo:color="#bdae9c" style:font-name="Arial" fo:font-size="9pt" fo:letter-spacing="normal" fo:font-style="normal" fo:font-weight="normal"/>
    </style:style>
    <style:style style:name="P3" style:family="paragraph" style:parent-style-name="Heading_20_3" style:list-style-name="L33">
      <style:text-properties fo:font-variant="normal" fo:text-transform="none" fo:color="#bdae9c" style:font-name="Arial" fo:font-size="9pt" fo:letter-spacing="normal" fo:font-style="normal" fo:font-weight="normal"/>
    </style:style>
    <style:style style:name="P4" style:family="paragraph" style:parent-style-name="Heading_20_3">
      <style:paragraph-properties fo:margin-left="0cm" fo:margin-right="0cm" fo:text-indent="0cm" style:auto-text-indent="false"/>
      <style:text-properties fo:font-variant="normal" fo:text-transform="none" fo:color="#bdae9c" style:font-name="Arial" fo:font-size="9pt" fo:letter-spacing="normal" fo:font-style="normal" fo:font-weight="normal"/>
    </style:style>
    <style:style style:name="P5" style:family="paragraph" style:parent-style-name="Text_20_body">
      <style:text-properties fo:font-variant="normal" fo:text-transform="none" fo:color="#bdae9c" style:font-name="Arial" fo:font-size="9pt" fo:letter-spacing="normal" fo:font-style="normal" fo:font-weight="normal"/>
    </style:style>
    <style:style style:name="P6" style:family="paragraph" style:parent-style-name="Text_20_body" style:list-style-name="L5">
      <style:text-properties fo:font-variant="normal" fo:text-transform="none" fo:color="#bdae9c" style:font-name="Arial" fo:font-size="9pt" fo:letter-spacing="normal" fo:font-style="normal" fo:font-weight="normal"/>
    </style:style>
    <style:style style:name="P7" style:family="paragraph" style:parent-style-name="Text_20_body" style:list-style-name="L33">
      <style:text-properties fo:font-variant="normal" fo:text-transform="none" fo:color="#bdae9c" style:font-name="Arial" fo:font-size="9pt" fo:letter-spacing="normal" fo:font-style="normal" fo:font-weight="normal"/>
    </style:style>
    <style:style style:name="P8" style:family="paragraph" style:parent-style-name="Text_20_body">
      <style:text-properties fo:font-variant="normal" fo:text-transform="none" fo:color="#bdae9c" fo:letter-spacing="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paragraph-properties fo:margin-left="0cm" fo:margin-right="0cm" fo:text-indent="0cm" style:auto-text-indent="false"/>
      <style:text-properties fo:font-variant="normal" fo:text-transform="none" fo:color="#bdae9c" style:font-name="Arial" fo:font-size="9pt" fo:letter-spacing="normal" fo:font-style="normal" fo:font-weight="normal"/>
    </style:style>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list-style-name="L1">
      <style:paragraph-properties fo:margin-top="0cm" fo:margin-bottom="0cm" loext:contextual-spacing="false"/>
      <style:text-properties fo:font-variant="normal" fo:text-transform="none" fo:color="#bdae9c" style:font-name="Arial" fo:font-size="9pt" fo:letter-spacing="normal" fo:font-style="normal" fo:font-weight="normal"/>
    </style:style>
    <style:style style:name="P47" style:family="paragraph" style:parent-style-name="Text_20_body" style:list-style-name="L33">
      <style:paragraph-properties fo:margin-top="0cm" fo:margin-bottom="0cm" loext:contextual-spacing="false"/>
      <style:text-properties fo:font-variant="normal" fo:text-transform="none" fo:color="#bdae9c" style:font-name="Arial" fo:font-size="9pt" fo:letter-spacing="normal" fo:font-style="normal" fo:font-weight="normal"/>
    </style:style>
    <style:style style:name="P48" style:family="paragraph" style:parent-style-name="Text_20_body" style:list-style-name="L35">
      <style:paragraph-properties fo:margin-top="0cm" fo:margin-bottom="0cm" loext:contextual-spacing="false"/>
      <style:text-properties fo:font-variant="normal" fo:text-transform="none" fo:color="#bdae9c" style:font-name="Arial" fo:font-size="9pt" fo:letter-spacing="normal" fo:font-style="normal" fo:font-weight="normal"/>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4">
      <style:paragraph-properties fo:margin-top="0cm" fo:margin-bottom="0cm" loext:contextual-spacing="false"/>
    </style:style>
    <style:style style:name="P51" style:family="paragraph" style:parent-style-name="Text_20_body" style:list-style-name="L5">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8">
      <style:paragraph-properties fo:margin-top="0cm" fo:margin-bottom="0cm" loext:contextual-spacing="false"/>
    </style:style>
    <style:style style:name="P54" style:family="paragraph" style:parent-style-name="Text_20_body" style:list-style-name="L9">
      <style:paragraph-properties fo:margin-top="0cm" fo:margin-bottom="0cm" loext:contextual-spacing="false"/>
    </style:style>
    <style:style style:name="P55" style:family="paragraph" style:parent-style-name="Text_20_body" style:list-style-name="L10">
      <style:paragraph-properties fo:margin-top="0cm" fo:margin-bottom="0cm" loext:contextual-spacing="false"/>
    </style:style>
    <style:style style:name="P56" style:family="paragraph" style:parent-style-name="Text_20_body" style:list-style-name="L11">
      <style:paragraph-properties fo:margin-top="0cm" fo:margin-bottom="0cm" loext:contextual-spacing="false"/>
    </style:style>
    <style:style style:name="P57" style:family="paragraph" style:parent-style-name="Text_20_body" style:list-style-name="L12">
      <style:paragraph-properties fo:margin-top="0cm" fo:margin-bottom="0cm" loext:contextual-spacing="false"/>
    </style:style>
    <style:style style:name="P58" style:family="paragraph" style:parent-style-name="Text_20_body" style:list-style-name="L13">
      <style:paragraph-properties fo:margin-top="0cm" fo:margin-bottom="0cm" loext:contextual-spacing="false"/>
    </style:style>
    <style:style style:name="P59" style:family="paragraph" style:parent-style-name="Text_20_body" style:list-style-name="L14">
      <style:paragraph-properties fo:margin-top="0cm" fo:margin-bottom="0cm" loext:contextual-spacing="false"/>
    </style:style>
    <style:style style:name="P60" style:family="paragraph" style:parent-style-name="Text_20_body" style:list-style-name="L16">
      <style:paragraph-properties fo:margin-top="0cm" fo:margin-bottom="0cm" loext:contextual-spacing="false"/>
    </style:style>
    <style:style style:name="P61" style:family="paragraph" style:parent-style-name="Text_20_body" style:list-style-name="L17">
      <style:paragraph-properties fo:margin-top="0cm" fo:margin-bottom="0cm" loext:contextual-spacing="false"/>
    </style:style>
    <style:style style:name="P62" style:family="paragraph" style:parent-style-name="Text_20_body" style:list-style-name="L18">
      <style:paragraph-properties fo:margin-top="0cm" fo:margin-bottom="0cm" loext:contextual-spacing="false"/>
    </style:style>
    <style:style style:name="P63" style:family="paragraph" style:parent-style-name="Text_20_body" style:list-style-name="L19">
      <style:paragraph-properties fo:margin-top="0cm" fo:margin-bottom="0cm" loext:contextual-spacing="false"/>
    </style:style>
    <style:style style:name="P64" style:family="paragraph" style:parent-style-name="Text_20_body" style:list-style-name="L21">
      <style:paragraph-properties fo:margin-top="0cm" fo:margin-bottom="0cm" loext:contextual-spacing="false"/>
    </style:style>
    <style:style style:name="P65" style:family="paragraph" style:parent-style-name="Text_20_body" style:list-style-name="L22">
      <style:paragraph-properties fo:margin-top="0cm" fo:margin-bottom="0cm" loext:contextual-spacing="false"/>
    </style:style>
    <style:style style:name="P66" style:family="paragraph" style:parent-style-name="Text_20_body" style:list-style-name="L23">
      <style:paragraph-properties fo:margin-top="0cm" fo:margin-bottom="0cm" loext:contextual-spacing="false"/>
    </style:style>
    <style:style style:name="P67" style:family="paragraph" style:parent-style-name="Text_20_body" style:list-style-name="L26">
      <style:paragraph-properties fo:margin-top="0cm" fo:margin-bottom="0cm" loext:contextual-spacing="false"/>
    </style:style>
    <style:style style:name="P68" style:family="paragraph" style:parent-style-name="Text_20_body" style:list-style-name="L27">
      <style:paragraph-properties fo:margin-top="0cm" fo:margin-bottom="0cm" loext:contextual-spacing="false"/>
    </style:style>
    <style:style style:name="P69" style:family="paragraph" style:parent-style-name="Text_20_body" style:list-style-name="L28">
      <style:paragraph-properties fo:margin-top="0cm" fo:margin-bottom="0cm" loext:contextual-spacing="false"/>
    </style:style>
    <style:style style:name="P70" style:family="paragraph" style:parent-style-name="Text_20_body" style:list-style-name="L29">
      <style:paragraph-properties fo:margin-top="0cm" fo:margin-bottom="0cm" loext:contextual-spacing="false"/>
    </style:style>
    <style:style style:name="P71" style:family="paragraph" style:parent-style-name="Text_20_body" style:list-style-name="L33">
      <style:paragraph-properties fo:margin-top="0cm" fo:margin-bottom="0cm" loext:contextual-spacing="false"/>
    </style:style>
    <style:style style:name="P72" style:family="paragraph" style:parent-style-name="Text_20_body" style:list-style-name="L35">
      <style:paragraph-properties fo:margin-top="0cm" fo:margin-bottom="0cm" loext:contextual-spacing="false"/>
    </style:style>
    <style:style style:name="P73" style:family="paragraph" style:parent-style-name="Text_20_body" style:list-style-name="L36">
      <style:paragraph-properties fo:margin-top="0cm" fo:margin-bottom="0cm" loext:contextual-spacing="false"/>
    </style:style>
    <style:style style:name="P74" style:family="paragraph" style:parent-style-name="Heading_20_2">
      <style:paragraph-properties fo:margin-left="0cm" fo:margin-right="0cm" fo:text-indent="0cm" style:auto-text-indent="false" fo:background-color="transparent" fo:padding="0cm" fo:border="none">
        <style:background-image/>
      </style:paragraph-properties>
      <style:text-properties fo:font-variant="normal" fo:text-transform="none" fo:color="#ffdfc4" style:font-name="Arial" fo:font-size="9pt" fo:letter-spacing="normal" fo:font-style="normal" fo:font-weight="normal"/>
    </style:style>
    <style:style style:name="T1" style:family="text">
      <style:text-properties style:font-name="Arial" fo:font-size="9pt" fo:font-style="normal" fo:font-weight="normal"/>
    </style:style>
    <style:style style:name="T2" style:family="text">
      <style:text-properties fo:font-variant="normal" fo:text-transform="none" fo:color="#d0972a" style:text-line-through-style="none" style:text-line-through-type="none" style:font-name="Arial" fo:font-size="9pt" fo:letter-spacing="normal" fo:font-style="normal" style:text-underline-style="none" fo:font-weight="bold" style:text-blinking="false"/>
    </style:style>
    <style:style style:name="T3" style:family="text">
      <style:text-properties fo:font-variant="normal" fo:text-transform="none" fo:color="#d0972a" style:text-line-through-style="none" style:text-line-through-type="none" style:font-name="Arial" fo:font-size="9pt" fo:letter-spacing="normal" fo:font-style="normal" style:text-underline-style="none" fo:font-weight="normal" style:text-blinking="false"/>
    </style:style>
    <style:style style:name="T4" style:family="text">
      <style:text-properties fo:font-variant="normal" fo:text-transform="none" fo:color="#d0972a" style:text-line-through-style="none" style:text-line-through-type="none" fo:letter-spacing="normal" style:text-underline-style="none" style:text-blinking="false"/>
    </style:style>
    <style:style style:name="T5" style:family="text">
      <style:text-properties fo:font-variant="normal" fo:text-transform="none" fo:color="#bdae9c" style:font-name="Arial" fo:font-size="9pt" fo:letter-spacing="normal"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Verdeterno è una spedizione di 5 uomini situata a Gorgrond su Draenor. La spedizione in modalità normale sarà accessibile a tutti i giocatori dal livello 100, di conseguenza la modalità eroica sarà disponibile al raggiungimento della soglia minima di livello armatura. I boss che dovrete affrontare sono: Scorzasecca, Protettori Antichi, Arcimaga Sol, Xeri'tac e Yalnu.</text:p>
      <text:h text:style-name="P4" text:outline-level="3">Introduzione</text:h>
      <text:p text:style-name="P5">Dopo la distruzione del Portale Oscuro, il Kirin Tor si rese conto di aver bisogno di una rotta stabile di rifornimenti. Vennero cosi creati degli avamposti su tutta Draenor con connessioni magiche verso Azeroth. Sfortunatamente, quella che sembrava una posizione strategica vicino alla Fonderia dei Roccianera era nota ai Botani come Verdeterno, un luogo sacro di Gorgrond. L'avamposto è stato rapidamente ricoperto di vegetazione, ma contiene ancora una connessione con Roccavento.</text:p>
      <table:table table:name="Tabella1" table:style-name="Tabella1">
        <table:table-column table:style-name="Tabella1.A"/>
        <table:table-column table:style-name="Tabella1.B"/>
        <table:table-row>
          <table:table-cell table:style-name="Tabella1.A1" office:value-type="string">
            <text:p text:style-name="P1"/>
          </table:table-cell>
          <table:table-cell table:style-name="Tabella1.A1" office:value-type="string">
            <text:p text:style-name="P1"/>
          </table:table-cell>
        </table:table-row>
      </table:table>
      <text:h text:style-name="P74" text:outline-level="2">Scorzasecca</text:h>
      <text:p text:style-name="Horizontal_20_Line"/>
      <text:h text:style-name="P2" text:outline-level="3">Panoramica sulla lotta</text:h>
      <text:p text:style-name="P5">Scorzasecca diventa sempre più disidratato mentre attacca i giocatori, consumando le sue riserve di Energia Acquea. Quando la sua energia è esaurita, Scorzasecca mette le radici nel terreno e richiama dei Globuli Acquei dal vicino lago per ripristinare la propria salute. I giocatori devono distruggere i globuli prima che lo raggiungano per prolungare questa fase.</text:p>
      <text:h text:style-name="P4" text:outline-level="3">Abilità</text:h>
      <text:p text:style-name="Horizontal_20_Line"/>
      <text:list xml:id="list5464087199246393467" text:style-name="L1">
        <text:list-item>
          <text:p text:style-name="P45"><text:span text:style-name="T2">Corteccia Fragile</text:span><text:span text:style-name="T5"> : La corteccia di Scorzasecca si secca e diventa fragile, stordendolo e aumentando i danni subiti del 100%. L'effetto termina quando Scorzasecca raggiunge 100 Energia Acquea.</text:span></text:p>
        </text:list-item>
        <text:list-item>
          <text:p text:style-name="P45"><text:span text:style-name="T2">Presa Inaridita</text:span><text:span text:style-name="T5"> : Scatena un torrente di energia naturale, infliggendo 147.922 danni da natura a tutti i giocatori in un cono frontale.</text:span></text:p>
        </text:list-item>
        <text:list-item>
          <text:p text:style-name="P45"><text:span text:style-name="T2">Crescita Incontrollata</text:span><text:span text:style-name="T5"> : Crea un viticcio vivente che si muove verso un giocatore. Quando lo raggiunge, la crescita esplode ed emette dei vapori velenosi che infliggono 20.658 danni da natura ogni secondo ai bersagli nell'area d'effetto. In modalità Eroica, Scorzasecca può lanciare Crescita Incontrollata anche se affetto da Corteccia Fragile.</text:span></text:p>
          <text:list>
            <text:list-item>
              <text:p text:style-name="P46">Quando sente il tocco pieno di vita di un Globulo Acqueo, la Crescita Incontrollata si ferma e attacca qualsiasi giocatore nelle vicinanze.</text:p>
            </text:list-item>
          </text:list>
        </text:list-item>
        <text:list-item>
          <text:p text:style-name="P9"><text:span text:style-name="T2">Acqua Agitata</text:span><text:span text:style-name="T5"> : Le acque incantate del lago vicino lanciano dardi d'acqua sulla posizione del bersaglio. All'impatto, ogni dardo infligge 19.893 danni da gelo a tutti i giocatori entro 3 metri.</text:span></text:p>
        </text:list-item>
      </text:list>
      <text:p text:style-name="P5">Globuli Acquei : Nel lago vicino si formano delle sfere di pura acqua che si spostano in linea retta verso Scorzasecca. Per ogni Globulo Acqueo che lo raggiunge, Scorzasecca rigenera 25 punti energia.</text:p>
      <text:list xml:id="list7372237199027541979" text:style-name="L2">
        <text:list-item>
          <text:p text:style-name="P10"><text:span text:style-name="T2">Esplosione Acquea</text:span><text:span text:style-name="T5"> : Quando raggiunge salute pari a zero, il Globulo Acqueo esplode, infliggendo 22.545 danni da gelo a tutti i giocatori.</text:span></text:p>
        </text:list-item>
      </text:list>
      <text:h text:style-name="P4" text:outline-level="3">Strategia</text:h>
      <text:p text:style-name="Horizontal_20_Line"/>
      <text:p text:style-name="Text_20_body"><text:span text:style-name="T5">Non appena avrete eliminato tutti i nemici intorno a Scorsasecca, qust'ultimo si attiverà e potrà essere attaccato. Il Difensore dovrà tenere il boss di spalle rispetto al gruppo per evitare che vengano colpiti dall'attacco frontale </text:span><text:span text:style-name="T2">Presa Inaridita</text:span><text:span text:style-name="T5">.</text:span></text:p>
      <text:p text:style-name="Text_20_body"><text:span text:style-name="T5">Durante lo scontro il boss utilizzerà spesso </text:span><text:span text:style-name="T2">Crescita Incontrollata</text:span><text:span text:style-name="T5">, quando apparirà una freccia sulla testa di un giocatore, quest'ultimo dovrà fare in modo da spostarsi dalle vicinanze degli altri giocatori per evitare che il viticcio gli vada troppo vicino e causare danni ad area.</text:span></text:p>
      <text:p text:style-name="Text_20_body"><text:soft-page-break/><text:span text:style-name="T2">Acqua Agitata</text:span><text:span text:style-name="T5"> sarà un'altra abilità alla quale i giocatori dovranno prestare attenzione, durante la lotta dal lago incantato verranno lanciati dei dardi d'acqua, i quali all'impatto infliggeranno danni ad area fino a 3 metri. Potrete evitarli facilmente grazie all'effetto visivo che apparirà sotto i piedi del giocatore qualche istante prima dell'impatto al suolo.</text:span></text:p>
      <text:p text:style-name="Text_20_body"><text:span text:style-name="T5">Una volta che l'energia acquea di Scorsasecca sarà terminata a causa dei danni subiti, potrete usufruire di </text:span><text:span text:style-name="T2">Corteccia Fragile</text:span><text:span text:style-name="T5">, che stordirà il boss e gli farà subire danni maggiorati del 100%. Sfortunatamente si attiveranno anche i Globuli Acquei, i quali dirigendosi verso Scorsasecca gli faranno recuperare 25 energia acquea per ogni globulo che lo raggiungerà. Una volta che avrà recuperato 100 energia acquea, </text:span><text:span text:style-name="T2">Corteccia Fragile</text:span><text:span text:style-name="T5"> cesserà permettendo al boss di riprendere gli attacchi. Più Globuli Acquei ucciderete, più a lungo durerà l'effetto di Corteccia Fragile.</text:span></text:p>
      <text:h text:style-name="P4" text:outline-level="3">Cose da ricordare</text:h>
      <text:p text:style-name="Horizontal_20_Line"/>
      <text:p text:style-name="P8"><text:span text:style-name="T1">Difensori:</text:span></text:p>
      <text:list xml:id="list3291544278897192686" text:style-name="L3">
        <text:list-item>
          <text:p text:style-name="P49"><text:span text:style-name="T5">Affrontare Scorzasecca lontano dagli altri giocatori durante </text:span><text:span text:style-name="T2">Presa Inaridita</text:span><text:span text:style-name="T5">.</text:span></text:p>
        </text:list-item>
        <text:list-item>
          <text:p text:style-name="P49"><text:span text:style-name="T5">Posizionare Scorzasecca in modo che i Globuli Acquei non passino sopra la </text:span><text:span text:style-name="T2">Crescita Incontrollata</text:span><text:span text:style-name="T5">.</text:span></text:p>
        </text:list-item>
        <text:list-item>
          <text:p text:style-name="P11"><text:span text:style-name="T5">Stare pronti a provocare qualsiasi </text:span><text:span text:style-name="T2">Crescita Incontrollata</text:span><text:span text:style-name="T5"> dovesse animarsi.</text:span></text:p>
        </text:list-item>
      </text:list>
      <text:p text:style-name="P8"><text:span text:style-name="T1">Guaritori:</text:span></text:p>
      <text:list xml:id="list9057301846649773309" text:style-name="L4">
        <text:list-item>
          <text:p text:style-name="P50"><text:span text:style-name="T5">Portare </text:span><text:span text:style-name="T2">Crescita Incontrollata</text:span><text:span text:style-name="T5"> lontana dagli altri membri del gruppo.</text:span></text:p>
        </text:list-item>
        <text:list-item>
          <text:p text:style-name="P12"><text:span text:style-name="T2">Esplosione Acquea</text:span><text:span text:style-name="T5"> infligge danni a tutto il gruppo, quando un Globulo Acqueo viene ucciso.</text:span></text:p>
        </text:list-item>
      </text:list>
      <text:p text:style-name="P8"><text:span text:style-name="T1">Assaltatori:</text:span></text:p>
      <text:list xml:id="list7222989397951237879" text:style-name="L5">
        <text:list-item>
          <text:p text:style-name="P51"><text:span text:style-name="T5">Portare </text:span><text:span text:style-name="T2">Crescita Incontrollata</text:span><text:span text:style-name="T5"> lontana dagli altri membri del gruppo.</text:span></text:p>
        </text:list-item>
        <text:list-item>
          <text:p text:style-name="P6">Distruggere i Globuli Acquei prima che raggiungano Scorzasecca.</text:p>
        </text:list-item>
      </text:list>
      <text:h text:style-name="P74" text:outline-level="2">I Protettori Antichi</text:h>
      <text:p text:style-name="Horizontal_20_Line"/>
      <text:h text:style-name="P2" text:outline-level="3">Panoramica sulla lotta</text:h>
      <text:p text:style-name="Text_20_body"><text:span text:style-name="T5">I tre protettori della foresta uniscono le loro forze complementari per sconfiggere i loro nemici. La Custode della Vita Gola è una guaritrice che potenzia i propri alleati con </text:span><text:span text:style-name="T2">Maree Rapide</text:span><text:span text:style-name="T5"> e li cura con </text:span><text:span text:style-name="T2">Acque Rivitalizzanti</text:span><text:span text:style-name="T5">. Il Forgiaterra Telu protegge i propri alleati con </text:span><text:span text:style-name="T2">Corteccia di Rovi</text:span><text:span text:style-name="T5"> e attacca i giocatori con </text:span><text:span text:style-name="T2">Groviglio di Rovi</text:span><text:span text:style-name="T5">.</text:span></text:p>
      <text:h text:style-name="P4" text:outline-level="3">Abilità</text:h>
      <text:p text:style-name="Horizontal_20_Line"/>
      <text:list xml:id="list6591675019376254975" text:style-name="L6">
        <text:list-item>
          <text:p text:style-name="P13"><text:span text:style-name="T2">Resistenza del Plasmatore</text:span><text:span text:style-name="T5"> : Quando l'abilità di un difensore viene interrotta, egli diventa immune a tutti gli effetti di controllo delle creature e d'interruzione per 8s.</text:span></text:p>
        </text:list-item>
      </text:list>
      <text:h text:style-name="P2" text:outline-level="3">Custode della Vita Gola</text:h>
      <text:list xml:id="list5587200905486333513" text:style-name="L7">
        <text:list-item>
          <text:p text:style-name="P52"><text:span text:style-name="T2">Dardo d'Acqua</text:span><text:span text:style-name="T5"> : Gola travolge un giocatore casuale con l'acqua, infliggendo 17.377 danni da natura.</text:span></text:p>
        </text:list-item>
        <text:list-item>
          <text:p text:style-name="P52"><text:span text:style-name="T2">Acque Rivitalizzanti</text:span><text:span text:style-name="T5"> : Gola cura un alleato del 25% della sua salute massima.</text:span></text:p>
        </text:list-item>
        <text:list-item>
          <text:p text:style-name="P14"><text:span text:style-name="T2">Maree Rapide</text:span><text:span text:style-name="T5"> : Gola potenzia un bersaglio alleato, azzerandone i tempi di recupero delle abilità.</text:span></text:p>
        </text:list-item>
      </text:list>
      <text:h text:style-name="P2" text:outline-level="3">Forgiaterra Telu</text:h>
      <text:list xml:id="list4451978916699214233" text:style-name="L8">
        <text:list-item>
          <text:p text:style-name="P53"><text:span text:style-name="T2">Ira Naturale</text:span><text:span text:style-name="T5"> : Telu colpisce un bersaglio casuale, infliggendo 21.352 danni da natura.</text:span></text:p>
        </text:list-item>
        <text:list-item>
          <text:p text:style-name="P53"><text:span text:style-name="T2">Groviglio di Rovi</text:span><text:span text:style-name="T5"> : Telu evoca un Groviglio di Rovi sotto un giocatore casuale per 45s. I rovi infliggono 20.819 danni da natura ogni secondo e riducono la velocità di movimento del bersaglio del 55%.</text:span></text:p>
        </text:list-item>
        <text:list-item>
          <text:p text:style-name="P15"><text:soft-page-break/><text:span text:style-name="T2">Corteccia di Rovi</text:span><text:span text:style-name="T5"> : Telu protegge un alleato con una corteccia robusta per 30s. L'effetto riduce tutti i danni subiti dal bersaglio del 75% e infligge 24.288 danni da natura a chi lo colpisce.</text:span></text:p>
        </text:list-item>
      </text:list>
      <text:h text:style-name="P2" text:outline-level="3">Dhelu</text:h>
      <text:list xml:id="list2201776838559631033" text:style-name="L9">
        <text:list-item>
          <text:p text:style-name="P54"><text:span text:style-name="T2">Eruzione Nociva</text:span><text:span text:style-name="T5"> : Dhelu erutta, infliggendo 34.697 danni da natura a tutti i giocatori entro 10 metri, respingendoli indietro.</text:span></text:p>
        </text:list-item>
        <text:list-item>
          <text:p text:style-name="P54"><text:span text:style-name="T2">Carica Squarciante</text:span><text:span text:style-name="T5"> : Dhelu carica un giocatore casuale, infliggendo 6.662 danni fisici ogni secondo per 15s.</text:span></text:p>
        </text:list-item>
        <text:list-item>
          <text:p text:style-name="P54"><text:span text:style-name="T2">Viticcio Ghermitore</text:span><text:span text:style-name="T5"> : Dhelu avvolge un giocatore casuale nei viticci, trascinandolo verso di sé e ferendolo.</text:span></text:p>
          <text:list>
            <text:list-item>
              <text:p text:style-name="P16"><text:span text:style-name="T2">Taglio</text:span><text:span text:style-name="T5"> : Dhulu si allunga verso il bersaglio del Viticcio Ghermitore, infliggendo 109.431 danni fisici a tutti i giocatori frontali entro 8 metri.</text:span></text:p>
            </text:list-item>
          </text:list>
        </text:list-item>
      </text:list>
      <text:h text:style-name="P4" text:outline-level="3">Strategia</text:h>
      <text:p text:style-name="Horizontal_20_Line"/>
      <text:p text:style-name="Text_20_body"><text:span text:style-name="T5">La lotta contro i Protettori Antichi, metterà alla prova l'affiatamento e la coordinazione del gruppo. Tutti e tre i boss avranno una salute propria e non condivisa e li affronterete contemporaneamente. Prima di iniziare il combattimento, sarà meglio scegliere i giocatori che dovranno interrompere </text:span><text:span text:style-name="T2">Corteccia di Rovi</text:span><text:span text:style-name="T5">, </text:span><text:span text:style-name="T2">Maree Rapide</text:span><text:span text:style-name="T5"> e </text:span><text:span text:style-name="T2">Acque Rivitalizzanti</text:span><text:span text:style-name="T5">. I giocatori dovranno concentrare inizialmente tutti i danni su Gola e ucciderlo il prima possibile, in quanto è l'unico che può effettuare cure e potenziamenti sugli altri due boss. Alla morte di Gola, concentrare tutti i danni su Telu e infine Dhelu.</text:span></text:p>
      <text:p text:style-name="Text_20_body"><text:span text:style-name="T5">I giocatori che prenderanno in consegna Telu, dovranno cercare d'interrompere se possibile </text:span><text:span text:style-name="T2">Groviglio di Rovi</text:span><text:span text:style-name="T5">. Telu evocherà un Groviglio di Rovi sotto un giocatore casuale per 45s. Il giocatore affetto, dovrà immediatamente allontanarsi dal Groviglio per evitare di ricevere danni e la riduzione della velocità di movimento del 55%. (anche se non sarà prioritario interromperla!)</text:span></text:p>
      <text:p text:style-name="Text_20_body"><text:span text:style-name="T5">L'abilità alla quale i giocatori posti su Telu dovranno prestare particolare attenzione sarà </text:span><text:span text:style-name="T2">Corteccia di Rovi</text:span><text:span text:style-name="T5">. Quando il boss inizierà, il caricamento dovrà essere immediatamente interrotto, se ciò non dovesse avvenire uno degli altri boss, oppure Telu stesso riceverebbe una protezione sul corpo a forma di Corteccia per 30s. Il boss che ne beneficerà, avrà la riduzione dei danni subiti al 75%, inoltre chiunque lo attaccherà riceverebbe dei danni.</text:span></text:p>
      <text:p text:style-name="Text_20_body"><text:span text:style-name="T5">Una volta che avrete eliminato Gola e Telu, sarà il turno di Dhelu. </text:span><text:span text:style-name="T2">Eruzione Nociva</text:span><text:span text:style-name="T5"> sarà semplice da evitare, durante il suo caricamento sul terreno apparirà una spirale che andrà a delimitare l'area in cui colpirà il boss. Basterà allontanarsi per pochi secondi per tornare ad attaccare subito dopo la fine dell'effetto grafico. Chi invece ne subirà il colpo, verrà respinto indietro.</text:span></text:p>
      <text:p text:style-name="P8"> </text:p>
      <table:table table:name="Tabella2" table:style-name="Tabella2">
        <table:table-column table:style-name="Tabella2.A"/>
        <table:table-column table:style-name="Tabella2.B"/>
        <table:table-row>
          <table:table-cell table:style-name="Tabella2.A1" office:value-type="string">
            <text:p text:style-name="P1"/>
          </table:table-cell>
          <table:table-cell table:style-name="Tabella2.A1" office:value-type="string">
            <text:p text:style-name="P1"/>
          </table:table-cell>
        </table:table-row>
      </table:table>
      <text:p text:style-name="Text_20_body"><text:span text:style-name="T5">L'abilità più pericolosa di Dhelu sarà </text:span><text:span text:style-name="T2">Viticcio Ghermitore</text:span><text:span text:style-name="T5"> con il quale andrà ad avvolgere un giocatore casuale con del viticcio, trascinandolo verso di sé. Una volta a portata, Dhelu utilizzerà </text:span><text:span text:style-name="T2">Taglio</text:span><text:span text:style-name="T5"> con il quale infliggerà danni ingenti a tutti i giocatori frontali entro 8m. Quindi il giocatore che verrà trascinato a ridosso del boss, dovrà immediatamente spostarsi di lato per poter evitare il colpo devastante.</text:span></text:p>
      <text:p text:style-name="Text_20_body"><text:span text:style-name="T5">Per quanto riguarda Gola, i giocatori posti su di lui non dovranno fare altro che interromperlo ogni volta che utilizzerà</text:span><text:span text:style-name="T2">Acque Rivitalizzanti</text:span><text:span text:style-name="T5"> con la quale andrà a curare un suo alleato del 25% della salute massima, e </text:span><text:span text:style-name="T2">Maree Rapide</text:span><text:span text:style-name="T5"> con la quale andrà a potenziare un bersaglio alleato, azzerandone i tempi di recupero delle abilità.</text:span></text:p>
      <text:h text:style-name="P4" text:outline-level="3">Cose da ricordare</text:h>
      <text:p text:style-name="Horizontal_20_Line"/>
      <text:p text:style-name="P8"><text:span text:style-name="T1">Difensori:</text:span></text:p>
      <text:list xml:id="list6809606000025029400" text:style-name="L10">
        <text:list-item>
          <text:p text:style-name="P55"><text:span text:style-name="T5">Utilizzare effetti d'interruzione o controllo delle creature per imperdire a Telu di lanciare </text:span><text:span text:style-name="T2">Corteccia di Rovi</text:span><text:span text:style-name="T5">.</text:span></text:p>
        </text:list-item>
        <text:list-item>
          <text:p text:style-name="P55"><text:span text:style-name="T5">Utilizzare effetti d'interruzione o controllo delle creature per imperdire a Telu di lanciare </text:span><text:span text:style-name="T2">Maree Rapide</text:span><text:span text:style-name="T5">.</text:span></text:p>
        </text:list-item>
        <text:list-item>
          <text:p text:style-name="P17"><text:span text:style-name="T5">Utilizzare effetti d'interruzione o controllo delle creature per imperdire a Telu di lanciare </text:span><text:span text:style-name="T2">Acque Rivitalizzanti</text:span><text:span text:style-name="T5">.</text:span></text:p>
        </text:list-item>
      </text:list>
      <text:p text:style-name="P8"><text:soft-page-break/><text:span text:style-name="T1">Guaritori:</text:span></text:p>
      <text:list xml:id="list4124999761498981931" text:style-name="L11">
        <text:list-item>
          <text:p text:style-name="P56"><text:span text:style-name="T2">Dardo d'Acqua</text:span><text:span text:style-name="T5"> e </text:span><text:span text:style-name="T2">Ira Naturale</text:span><text:span text:style-name="T5"> prendono di mira e colpiscono giocatori casuali.</text:span></text:p>
        </text:list-item>
        <text:list-item>
          <text:p text:style-name="P18"><text:span text:style-name="T5">Dhulu balza su nemici casuali lanciando </text:span><text:span text:style-name="T2">Carica Squarciante</text:span><text:span text:style-name="T5"> e infliggendo danni periodici.</text:span></text:p>
        </text:list-item>
      </text:list>
      <text:p text:style-name="P8"><text:span text:style-name="T1">Assaltatori:</text:span></text:p>
      <text:list xml:id="list8131556726686839285" text:style-name="L12">
        <text:list-item>
          <text:p text:style-name="P57"><text:span text:style-name="T5">Utilizzare effetti d'interruzione o controllo delle creature per imperdire a Telu di lanciare </text:span><text:span text:style-name="T2">Corteccia di Rovi</text:span><text:span text:style-name="T5">.</text:span></text:p>
        </text:list-item>
        <text:list-item>
          <text:p text:style-name="P57"><text:span text:style-name="T5">Utilizzare effetti d'interruzione o controllo delle creature per imperdire a Telu di lanciare </text:span><text:span text:style-name="T2">Maree Rapide</text:span><text:span text:style-name="T5">.</text:span></text:p>
        </text:list-item>
        <text:list-item>
          <text:p text:style-name="P19"><text:span text:style-name="T5">Utilizzare effetti d'interruzione o controllo delle creature per imperdire a Telu di lanciare </text:span><text:span text:style-name="T2">Acque Rivitalizzanti</text:span><text:span text:style-name="T5">.</text:span></text:p>
        </text:list-item>
      </text:list>
      <text:h text:style-name="P74" text:outline-level="2">Arcimaga Sol</text:h>
      <text:p text:style-name="Horizontal_20_Line"/>
      <text:h text:style-name="P2" text:outline-level="3">Panoramica sulla lotta</text:h>
      <text:p text:style-name="Text_20_body"><text:span text:style-name="T5">L'Arcimaga Sol lancia incantesimi di una scuola di magia alla volta, iniziando con la magia del fuoco, poi quella del gelo e infine quella arcana. Ogni volta che il suo lancio di </text:span><text:span text:style-name="Strong_20_Emphasis"><text:span text:style-name="T2">Crescita Parassitica</text:span></text:span><text:span text:style-name="T5"> viene interrotto, l'Arcimaga Sol cambia scuola di magia.</text:span></text:p>
      <text:h text:style-name="P4" text:outline-level="3">Abilità</text:h>
      <text:p text:style-name="Horizontal_20_Line"/>
      <text:h text:style-name="P2" text:outline-level="3">Magia del Fuoco</text:h>
      <text:list xml:id="list9166383751793808088" text:style-name="L13">
        <text:list-item>
          <text:p text:style-name="P58"><text:span text:style-name="T2">Palla di Fuoco</text:span><text:span text:style-name="T5"> : L'incantatore scaglia una palla di fuoco contro il bersaglio, infliggendo danni da fuoco.</text:span></text:p>
        </text:list-item>
        <text:list-item>
          <text:p text:style-name="P20"><text:span text:style-name="T2">Sbocciafuoco</text:span><text:span text:style-name="T5"> : L'incantatore scaglia fiamme che fanno detonare tutti i vicini semi di Sbocciafuoco in rapida successione. Quando gli Sbocciafuoco esplodono, creano degli anelli di fuoco che infliggono danni da fuoco a tutti i nemici sulla traiettoria che non riescono a saltarli.</text:span></text:p>
        </text:list-item>
      </text:list>
      <text:h text:style-name="P2" text:outline-level="3">Magia del Gelo</text:h>
      <text:list xml:id="list982152903152116795" text:style-name="L14">
        <text:list-item>
          <text:p text:style-name="P59"><text:span text:style-name="T2">Dardo di Gelo</text:span><text:span text:style-name="T5"> : L'incantatore scaglia una palla di gelo contro il bersaglio, infliggendo danni da gelo.</text:span></text:p>
        </text:list-item>
        <text:list-item>
          <text:p text:style-name="P21"><text:span text:style-name="T2">Pioggia Gelata</text:span><text:span text:style-name="T5"> : Crea una nuvola di Pioggia Gelata che infligge danni da gelo.</text:span></text:p>
        </text:list-item>
      </text:list>
      <text:h text:style-name="P2" text:outline-level="3">Magia Arcana</text:h>
      <text:list xml:id="list6804566230027264887" text:style-name="L15">
        <text:list-item>
          <text:p text:style-name="P22"><text:span text:style-name="T2">Scarica Arcana</text:span><text:span text:style-name="T5"> : L'incantatore invia un'esplosione d'energia arcana contro il bersaglio, infliggendo danni da arcano.</text:span></text:p>
        </text:list-item>
      </text:list>
      <text:list xml:id="list1072730383676130660" text:style-name="L16">
        <text:list-item>
          <text:p text:style-name="P60"><text:span text:style-name="T2">Crescita Parassitica</text:span><text:span text:style-name="T5"> : Le spore nel cervello dell'Arcimana Sol stanno cercando di prendere il controllo. Se ci riescono, la velocità di lancio e i danni inflitti del boss aumentano del 50%. In modalità Eroica, quando l'Arcimaga Sol cambia scuola di magia, rimangono degli effetti persistenti della scuola di magia precedente.</text:span></text:p>
          <text:list>
            <text:list-item>
              <text:p text:style-name="P60"><text:span text:style-name="T2">Morte Apparente Permanente</text:span><text:span text:style-name="T5"> : Ogni volta che il lancio di Crescita Parassitica viene interrotto, si formano delle Spore Speculari, che continuano a lanciare incantesimi della scuola di magia che Sol stava utilizzando, colpendo bersagli casuali.</text:span></text:p>
            </text:list-item>
            <text:list-item>
              <text:p text:style-name="P60"><text:span text:style-name="T2">Palla di Fuoco</text:span><text:span text:style-name="T5"> : L'incantatore scaglia una palla di fuoco contro il bersaglio, infliggendo danni da fuoco. Le vittime subiscono danni da fuoco aggiuntivi per 9s.</text:span></text:p>
            </text:list-item>
            <text:list-item>
              <text:p text:style-name="P60"><text:span text:style-name="T2">Dardo di Gelo</text:span><text:span text:style-name="T5"> : L'incantatore scaglia un dardo di gelo contro il bersaglio, infliggendo danni da fuoco. La velocità di movimento delle vittime si riduce del 20% per 10s. Si accumula fino a 2 volte.</text:span></text:p>
            </text:list-item>
          </text:list>
        </text:list-item>
        <text:list-item>
          <text:p text:style-name="P23"><text:span text:style-name="T2">Iniezione di Parassiti</text:span><text:span text:style-name="T5"> : Ogni volta che cambia scuola di magia, l'incantatore viene infettato dai parassiti che abitano il suo cervello. Ogni accumulo di Iniezione di Parassiti aumenta i danni inflitti del 25%.</text:span></text:p>
        </text:list-item>
      </text:list>
      <text:h text:style-name="P4" text:outline-level="3"><text:soft-page-break/>Strategia</text:h>
      <text:p text:style-name="Horizontal_20_Line"/>
      <text:p text:style-name="P5">Non appena avrete raggiunto il luogo dove l'Arcimaga Sol vi starà aspettando, dovrete principalmente eliminare tutti gli adds nelle sue vicinanze. Questo perchè durante il combattimento avrete bisogno di far spostare il boss per evitare i suoi attacchi.</text:p>
      <text:p text:style-name="Text_20_body"><text:span text:style-name="T5">L'abilità più pericolosa alla quale dovrete prestare la massima attenzione sarà </text:span><text:span text:style-name="T2">Crescita Parassitica</text:span><text:span text:style-name="T5">, la quale dovrà essere interrotta ogni volta che il boss tenterà di utilizzarla. Se riuscirà a lanciarla, la velocità di lancio e i danni inflitti del boss aumentano del 50%. Quando l'abilità verrà interrotta, il corpo di Sol verrà ricoperto momentaneamente da un viticcio e cambierà scuola di magia.</text:span></text:p>
      <text:p text:style-name="Text_20_body"><text:span text:style-name="T5">Durante la magia del fuoco, il boss oltre che attaccare periodicamente il Difensore con </text:span><text:span text:style-name="T2">Palla di Fuoco</text:span><text:span text:style-name="T5">, rilascerà sul terreno piante di </text:span><text:span text:style-name="T2">Sbocciafuoco</text:span><text:span text:style-name="T5">le quali con il passare del tempo esploderanno formando un'anello di fuoco. Questa abilità infliggerà danni elevati a chiunque ne verrà colpito, ma potrete evitarlo saltando l'anello poco prima che vi colpisca. Con il proseguire della lotta, le piante di Sbocciafuoco aumenteranno!</text:span></text:p>
      <text:p text:style-name="Text_20_body"><text:span text:style-name="T5">Durante la magia del gelo, il boss oltre che attaccare periodicamente il Difensore con </text:span><text:span text:style-name="T2">Dardo di Gelo</text:span><text:span text:style-name="T5">, utilizzerà </text:span><text:span text:style-name="T2">Pioggia Gelata</text:span><text:span text:style-name="T5"> con la quale andrà a creare nuvole di Pioggia Gelata che infliggerà danni da gelo su posizioni casuali. Il Difensore dovrà spostare il boss lontano da queste zone dannose.</text:span></text:p>
      <text:p text:style-name="Text_20_body"><text:span text:style-name="T5">Infine, Sol ricorrerà alla magia arcana utilizzando </text:span><text:span text:style-name="T2">Scarica Arcana</text:span><text:span text:style-name="T5">, con la quale infliggerà danni ad area tramite ripetute esplosioni d'energia arcana. Tutto ciò, tenendo a mente che saranno ancora attive le piante di </text:span><text:span text:style-name="T2">Sbocciafuoco</text:span><text:span text:style-name="T5"> e </text:span><text:span text:style-name="T2">Pioggia Gelata</text:span><text:span text:style-name="T5">. I giocatori dovranno fare in modo di riposizionarsi di continuo per evitare tutte queste fonti di danni ad area, facendo muovere in continuazione anche il boss.</text:span></text:p>
      <text:p text:style-name="P8"> </text:p>
      <text:h text:style-name="P4" text:outline-level="3">Cose da ricordare</text:h>
      <text:p text:style-name="Horizontal_20_Line"/>
      <text:p text:style-name="P8"><text:span text:style-name="T1">Difensori:</text:span></text:p>
      <text:list xml:id="list7343417400710122269" text:style-name="L17">
        <text:list-item>
          <text:p text:style-name="P61"><text:span text:style-name="T5">Interrompere il lancio di </text:span><text:span text:style-name="T2">Crescita Parassitica</text:span><text:span text:style-name="T5"> per obbligare l'Arcimaga Sol a cambiare scuola di magia.</text:span></text:p>
        </text:list-item>
        <text:list-item>
          <text:p text:style-name="P24"><text:span text:style-name="T5">Saltare sui cerchi crescenti di </text:span><text:span text:style-name="T2">Sbocciafuoco</text:span><text:span text:style-name="T5"> per evitare di subire i loro danni.</text:span></text:p>
        </text:list-item>
      </text:list>
      <text:p text:style-name="P8"><text:span text:style-name="T1">Guaritori:</text:span></text:p>
      <text:list xml:id="list517502932926119905" text:style-name="L18">
        <text:list-item>
          <text:p text:style-name="P62"><text:span text:style-name="T5">Quando è in modalità arcana, Sol lancia </text:span><text:span text:style-name="T2">Scarica Arcana</text:span><text:span text:style-name="T5">, infliggendo ingenti danni a tutto il gruppo.</text:span></text:p>
        </text:list-item>
        <text:list-item>
          <text:p text:style-name="P25"><text:span text:style-name="T5">Saltare sui cerchi crescenti di </text:span><text:span text:style-name="T2">Sbocciafuoco</text:span><text:span text:style-name="T5"> per evitare di subire i loro danni.</text:span></text:p>
        </text:list-item>
      </text:list>
      <text:p text:style-name="P8"><text:span text:style-name="T1">Assaltatori:</text:span></text:p>
      <text:list xml:id="list4593108113487592235" text:style-name="L19">
        <text:list-item>
          <text:p text:style-name="P63"><text:span text:style-name="T5">Interrompere il lancio di </text:span><text:span text:style-name="T2">Crescita Parassitica</text:span><text:span text:style-name="T5"> per obbligare l'Arcimaga Sol a cambiare scuola di magia.</text:span></text:p>
        </text:list-item>
        <text:list-item>
          <text:p text:style-name="P26"><text:span text:style-name="T5">Saltare sui cerchi crescenti di </text:span><text:span text:style-name="T2">Sbocciafuoco</text:span><text:span text:style-name="T5"> per evitare di subire i loro danni.</text:span></text:p>
        </text:list-item>
      </text:list>
      <text:h text:style-name="P74" text:outline-level="2">Xeri'tac</text:h>
      <text:p text:style-name="Horizontal_20_Line"/>
      <text:h text:style-name="Heading_20_4" text:outline-level="4"><text:span text:style-name="Strong_20_Emphasis"><text:span text:style-name="T5">Ci scusiamo per la mancanza momentanea delle immagini, ma essendo un boss non prioritario per la riuscita della spedizione abbiamo avuto difficoltà nel reperirle. Non appena ne avremo occasione, sarà nostra cura inserirle tempestivamente.</text:span></text:span></text:h>
      <text:h text:style-name="P2" text:outline-level="3">Panoramica sulla lotta</text:h>
      <text:p text:style-name="Text_20_body"><text:span text:style-name="T5">Xeri'tac inizia lo scontro arrampicandosi sul soffitto della caverna e periodicamente usa </text:span><text:span text:style-name="T2">Discesa</text:span><text:span text:style-name="T5"> per colpire posizioni casuali. Durante questa fase iniziale Xeri'tac è inattaccabile, ma una volta che 8 Ragnetti Tossici sono stati uccisi, Xeri'tac scende definitivamente sul pavimento per il resto dello scontro.</text:span></text:p>
      <text:h text:style-name="P4" text:outline-level="3"><text:soft-page-break/>Abilità</text:h>
      <text:p text:style-name="Horizontal_20_Line"/>
      <text:h text:style-name="P2" text:outline-level="3">Fase 1: La Prole Velenosa</text:h>
      <text:p text:style-name="P5">Durante la fase iniziale dello scontro, Xeri'tac richiama la sua prole, che si scatena contro i giocatori.</text:p>
      <text:list xml:id="list1539347151779947331" text:style-name="L20">
        <text:list-item>
          <text:p text:style-name="P27"><text:span text:style-name="T2">Discesa</text:span><text:span text:style-name="T5"> : Il boss scende dalla ragnatela, guardando con sospetto la preda. Tutti i Pallidi o i giocatori vicini subiscono ingenti danni fisici.</text:span></text:p>
        </text:list-item>
      </text:list>
      <text:h text:style-name="P2" text:outline-level="3">Fase 2: Ragno Matriarca</text:h>
      <text:p text:style-name="P5">Dopo che sono scesi 8 Ragnetti Tossici, Xeri'tac scenderà e attaccherà la preda personalmente.</text:p>
      <text:list xml:id="list3905320582060402779" text:style-name="L21">
        <text:list-item>
          <text:p text:style-name="P64"><text:span text:style-name="T2">Dardo Tossico</text:span><text:span text:style-name="T5"> : L'incantatore lancia un dardo di sangue tossico contro il bersaglio, infliggendo danni da natura.</text:span></text:p>
        </text:list-item>
        <text:list-item>
          <text:p text:style-name="P64"><text:span text:style-name="T2">Puntura Venefica</text:span><text:span text:style-name="T5"> : Xeri'tac punge un giocatore vicino casuale, infliggendo danni da natura ogni 3s per 15s.</text:span></text:p>
        </text:list-item>
        <text:list-item>
          <text:p text:style-name="P64"><text:span text:style-name="T2">Raffica Gassosa</text:span><text:span text:style-name="T5"> : Xeri'tac rilascia il suo sangue tossico sotto forma di due missili contro bersagli casuali. Quando i due missili colpiscono il bersaglio, formano delle zone di </text:span><text:span text:style-name="T2">Gas Tossico</text:span><text:span text:style-name="T5"> che infliggono danni da natura ai giocatori che si trovano nell'area d'effetto.</text:span></text:p>
        </text:list-item>
        <text:list-item>
          <text:p text:style-name="P28"><text:span text:style-name="T2">Consumo</text:span><text:span text:style-name="T5"> : Xeri'tac mangia un Pallido, rigenerando il 25% della salute massima.</text:span></text:p>
        </text:list-item>
      </text:list>
      <text:h text:style-name="P2" text:outline-level="3">Ragnetto Tossico</text:h>
      <text:list xml:id="list6227469767190714381" text:style-name="L22">
        <text:list-item>
          <text:p text:style-name="P65"><text:span text:style-name="T2">Sangue Tossico</text:span><text:span text:style-name="T5"> : Il sangue dell'incantatore brucia durante la battaglia, aumentandone i danni inflitti del 10% ogni 10s. Se raggiunge i 10 accumuli di Sangue Tossico, esplode, provocando una nube di Gas Tossico.</text:span></text:p>
        </text:list-item>
        <text:list-item>
          <text:p text:style-name="P29"><text:span text:style-name="T2">Gas Tossico</text:span><text:span text:style-name="T5"> : Quando un Ragnetto Tossico muore, rilascia una nuvola di Gas Tossico, che infligge danni da natura ai giocatori nell'area d'effetto. I Pallidi Avvelenati corrono in queste nuvole per inalarle.</text:span></text:p>
        </text:list-item>
      </text:list>
      <text:h text:style-name="P2" text:outline-level="3">Pallido Avvelenato</text:h>
      <text:list xml:id="list6517219127190464339" text:style-name="L23">
        <text:list-item>
          <text:p text:style-name="P66"><text:span text:style-name="T2">Spazzata</text:span><text:span text:style-name="T5"> : L'Orco colpisce l'aria di fronte con entrambe le mani, infliggendo danni fisici a tutti i giocatori frontali nell'area d'effetto.</text:span></text:p>
        </text:list-item>
        <text:list-item>
          <text:p text:style-name="P30"><text:span text:style-name="T2">Inalazione</text:span><text:span text:style-name="T5"> : L'Orco inala i fumi tossici rilasciati dal ragnetto morto. Se ci riesce, l'Orco ottiene </text:span><text:span text:style-name="T2">Sangue Tossico</text:span><text:span text:style-name="T5">.</text:span></text:p>
        </text:list-item>
      </text:list>
      <text:h text:style-name="P2" text:outline-level="3">Ragni Dirompenti Sazi</text:h>
      <text:p text:style-name="P5">I Ragni Dirompenti Sazi, prendono di mira un giocatore casuale.</text:p>
      <text:list xml:id="list6225806122758375152" text:style-name="L24">
        <text:list-item>
          <text:p text:style-name="P31"><text:span text:style-name="T2">Scarica</text:span><text:span text:style-name="T5"> : Xeri'tac esplode, infliggendo 138.937 danni da natura a tutti i nemici vicini.</text:span></text:p>
        </text:list-item>
      </text:list>
      <text:h text:style-name="P2" text:outline-level="3">Spargitori di Veleno</text:h>
      <text:list xml:id="list3851423619486802183" text:style-name="L25">
        <text:list-item>
          <text:p text:style-name="P32"><text:span text:style-name="T2">Spruzzo di Veleno</text:span><text:span text:style-name="T5"> : L'incantatore lancia un dardo di sangue tossico contro il bersaglio, infliggendo danni da natura.</text:span></text:p>
        </text:list-item>
      </text:list>
      <text:h text:style-name="P4" text:outline-level="3">Strategia</text:h>
      <text:p text:style-name="Horizontal_20_Line"/>
      <text:p text:style-name="Text_20_body"><text:span text:style-name="T5">Una volta arrivati sul fondo della caverna, Xeri'tac si ritirerà sulla volta stessa della caverna e ci resterà per tutta la durata della prima fase, tranne per scendere a terra per pochi secondi e infliggere danni tramite </text:span><text:span text:style-name="T2">Discesa</text:span><text:span text:style-name="T5">. Tutti coloro che si troveranno nelle sue vicinanze subiranno ingenti danni. Non appena il boss si ritirerà, evocherà alcuni adds che il Difensore dovrà gestire. Il Ragnetto Tossico e gli Spargitori di Veleno potranno essere aggrati senza alcun problema, mentre per quanto riguarda il Pallido Avvelenato, il Difensore dovrà ricorrere spesso all'utilizzo di minaccia per attrarlo a se. Infine, quando un giocatore verrà preso di mira dai Ragni Dirompenti Sazi, non dovrà fare altro che allontanarsi rapidamente da lui e farlo muovere nella caverna fino a quando non sarà più fissato su quel personaggio. I Ragni Dirompenti Sazi, non potranno essere presi in gestione dal Difensore, ma potranno essere storditi o bloccati a terra. Se ne avrà la possibilità, il Difensore dovrà portare il Pallido Avvelenato nei pressi della nube tossica che formerà Xeri'tac ad ogni sua discesa. Cosi facendo il Pallido Avvelenato potrà essere sconfitto rapidamente. Gli Assaltatori dovranno invece </text:span><text:soft-page-break/><text:span text:style-name="T5">cercare di eliminare prima i Ragni Dirompenti Sazi, e poi il Ragnetto Tossico e gli Spargitori di Veleno. Nel caso in cui un Pallido Avvelenato riceva il buff </text:span><text:span text:style-name="T2">Sangue Tossico</text:span><text:span text:style-name="T5"> dovrà essere ucciso rapidamente. Per quanto rigurda il Guaritore, dovrà mantenere alta la salute del Difensore per tutto il tempo. Conservare mana sarà la scelta migliore, anche tenendo conto che non ci saranno pause durante il combattimento per poter recuperarne. La seconda fase, avrà inizio non appena avrete ucciso 8 Ragnetti Tossici, Xeri'tac scenderà e attaccherà la preda personalmente. Durante il combattimento il boss tenterà di mangiare i Pallidi Avvelenati, se ci riuscirà recupererà il doppio della salute dell'add appena ucciso. Per questo motivo se possibile, dovrete tentare di ucciderli lontani dal boss. Da notare che i Pallidi Avvelenati saranno soggetti al controllo mentale. I giocatori dovranno tentare d'interrompere il più possibile </text:span><text:span text:style-name="T2">Dardo Tossico</text:span><text:span text:style-name="T5"> e </text:span><text:span text:style-name="T2">Puntura Venefica</text:span><text:span text:style-name="T5">.</text:span></text:p>
      <text:h text:style-name="P4" text:outline-level="3">Cose da ricordare</text:h>
      <text:p text:style-name="Horizontal_20_Line"/>
      <text:p text:style-name="P8"><text:span text:style-name="T1">Difensori:</text:span></text:p>
      <text:list xml:id="list3426219387844722653" text:style-name="L26">
        <text:list-item>
          <text:p text:style-name="P67"><text:span text:style-name="T5">Quando muoiono, i Ragnetti Tossici creano delle zone di </text:span><text:span text:style-name="T2">Gas Tossico</text:span><text:span text:style-name="T5">.</text:span></text:p>
        </text:list-item>
        <text:list-item>
          <text:p text:style-name="P67"><text:span text:style-name="T5">Poichè i Pallidi Avvelenati subiscono ingenti danni dalla </text:span><text:span text:style-name="T2">Discesa</text:span><text:span text:style-name="T5"> di Xeri'tac, posizionarli nell'area d'effetto.</text:span></text:p>
        </text:list-item>
        <text:list-item>
          <text:p text:style-name="P33"><text:span text:style-name="T5">Le creature con </text:span><text:span text:style-name="T2">Sangue Tossico</text:span><text:span text:style-name="T5"> diventano più potenti man mano che restano in vita.</text:span></text:p>
        </text:list-item>
      </text:list>
      <text:p text:style-name="P8"><text:span text:style-name="T1">Guaritori:</text:span></text:p>
      <text:list xml:id="list4997173716392186432" text:style-name="L27">
        <text:list-item>
          <text:p text:style-name="P68"><text:span text:style-name="T5">Evitare la </text:span><text:span text:style-name="T2">Discesa</text:span><text:span text:style-name="T5"> di Xeri'tac.</text:span></text:p>
        </text:list-item>
        <text:list-item>
          <text:p text:style-name="P68"><text:span text:style-name="T5">Le creature con </text:span><text:span text:style-name="T2">Sangue Tossico</text:span><text:span text:style-name="T5"> diventano più potenti man mano che restano in vita.</text:span></text:p>
        </text:list-item>
        <text:list-item>
          <text:p text:style-name="P34"><text:span text:style-name="T2">Puntura Venefica</text:span><text:span text:style-name="T5"> colpisce bersagli casuali e l'effetto può essere dissolto.</text:span></text:p>
        </text:list-item>
      </text:list>
      <text:p text:style-name="P8"><text:span text:style-name="T1">Assaltatori:</text:span></text:p>
      <text:list xml:id="list3956113843568624698" text:style-name="L28">
        <text:list-item>
          <text:p text:style-name="P69"><text:span text:style-name="T5">Evitare la </text:span><text:span text:style-name="T2">Discesa</text:span><text:span text:style-name="T5"> di Xeri'tac.</text:span></text:p>
        </text:list-item>
        <text:list-item>
          <text:p text:style-name="P69"><text:span text:style-name="T5">Quando muoiono, i Ragnetti Tossici creano delle zone di </text:span><text:span text:style-name="T2">Gas Tossico</text:span><text:span text:style-name="T5">.</text:span></text:p>
        </text:list-item>
        <text:list-item>
          <text:p text:style-name="P35"><text:span text:style-name="T5">Le creature con </text:span><text:span text:style-name="T2">Sangue Tossico</text:span><text:span text:style-name="T5"> diventano più potenti man mano che restano in vita.</text:span></text:p>
        </text:list-item>
      </text:list>
      <text:h text:style-name="P74" text:outline-level="2">Yalnu</text:h>
      <text:p text:style-name="Horizontal_20_Line"/>
      <text:h text:style-name="P2" text:outline-level="3">Panoramica sulla lotta</text:h>
      <text:p text:style-name="P5">La presenza di Yalnu fa sbocciare dalla terra una serie di piante viventi che attaccano i giocatori. I Maghi del Kirin Tor aiutano il gruppo che difende Azeroth, usando la loro potente magia per mantenere sia Yalnu e le sue creazioni sotto controllo, ma i giocatori dovranno proteggerli per tutto lo scontro.</text:p>
      <text:h text:style-name="P4" text:outline-level="3">Abilità</text:h>
      <text:p text:style-name="Horizontal_20_Line"/>
      <text:list xml:id="list6629409739995748389" text:style-name="L29">
        <text:list-item>
          <text:p text:style-name="P70"><text:span text:style-name="T2">Colpo Colossale</text:span><text:span text:style-name="T5"> : Yalnu indietreggia e colpisce il terreno, infliggendo 111.149 danni fisici a tutti i nemici frontali. L'effetto stordisce tutti i nemici colpiti per 5s e infligge 55.575 danni fisici a tutti i nemici.</text:span></text:p>
        </text:list-item>
        <text:list-item>
          <text:p text:style-name="P36"><text:span text:style-name="T2">Sorgente di Vita</text:span><text:span text:style-name="T5"> : Yalnu irradia la vita, creando periodicamente degli Alberelli Rapidi, delle Mandragore Malvaggie e degli Antichi Nodosi nelle vicinanze.</text:span></text:p>
        </text:list-item>
      </text:list>
      <text:h text:style-name="P2" text:outline-level="3">Alberello Rapido</text:h>
      <text:list xml:id="list4175706072818984945" text:style-name="L30">
        <text:list-item>
          <text:p text:style-name="P37"><text:span text:style-name="T2">Squarcio dei Tendini</text:span><text:span text:style-name="T5"> : Gli Alberelli Rapidi infilzano un nemico, riducendone la velocità di movimento del 5% per 6s. Inoltre, infliggono 3.741 danni fisici ogni secondo. Si accumula.</text:span></text:p>
        </text:list-item>
      </text:list>
      <text:h text:style-name="P2" text:outline-level="3"><text:soft-page-break/>Mandragora Malvaggia</text:h>
      <text:list xml:id="list5450726636229766338" text:style-name="L31">
        <text:list-item>
          <text:p text:style-name="P38"><text:span text:style-name="T2">Soffio Nocivo</text:span><text:span text:style-name="T5"> : Le Mandragore Malvaggie emettono un cono di gas tossico, infliggendo 17.100 danni da natura ogni secondo a tutti i nemici frontali.</text:span></text:p>
        </text:list-item>
      </text:list>
      <text:h text:style-name="P2" text:outline-level="3">Antico Nodoso</text:h>
      <text:list xml:id="list2175414225205185963" text:style-name="L32">
        <text:list-item>
          <text:p text:style-name="P39"><text:span text:style-name="T2">Spazzata Sgraziata</text:span><text:span text:style-name="T5"> : Gli Antichi Nodosi schiacciano tutti i giocatori di fronte a loro, infliggendo 75.026 danni fisici.</text:span></text:p>
        </text:list-item>
      </text:list>
      <text:list xml:id="list8993493677275874822" text:style-name="L33">
        <text:list-item>
          <text:p text:style-name="P71"><text:span text:style-name="T2">Genesi</text:span><text:span text:style-name="T5"> : Yalnu crea un campo di vegetali e comincia a canalizzare Genesi per 15s. Al termine della canalizzazione, tutte le creature che non sono Calpestate sbocciano in Piante Sferzanti.</text:span></text:p>
          <text:list>
            <text:list-item>
              <text:p text:style-name="P71"><text:span text:style-name="T2">Calpestamento</text:span><text:span text:style-name="T5"> : Camminare sopra una Pianta Sferzante non ancora sbocciata la uccide.</text:span></text:p>
            </text:list-item>
            <text:list-item>
              <text:p text:style-name="P47">Pianta Sferzante Ferina</text:p>
            </text:list-item>
            <text:list-item>
              <text:p text:style-name="P71"><text:span text:style-name="T2">Veleno di Pianta Sferzante</text:span><text:span text:style-name="T5"> : Le Piante Sferzanti sputano veleno su un giocatore casuale, infliggendo 17.313 danni da natura.</text:span></text:p>
            </text:list-item>
            <text:list-item>
              <text:p text:style-name="P40"><text:span text:style-name="T2">Intrappolamento</text:span><text:span text:style-name="T5"> : Yalnu lancia la sua Lamarborea contro un Mago Guerriero casuale del Kirin Tor, creando una vegetazione che lo intrappola. L'effetto stordisce la vittima e infligge danni da natura ogni secondo finchè il viticcio non viene distrutto. In modalità Eroica e Sfida, Intrappolamento può colpire più personaggi.</text:span></text:p>
              <text:list>
                <text:list-header>
                  <text:h text:style-name="P3" text:outline-level="3">Il Kirin Tor</text:h>
                </text:list-header>
              </text:list>
            </text:list-item>
          </text:list>
          <text:p text:style-name="P7">Dama Baihu e i suoi Maghi Guerrieri del Kirin Tor combattono contro Yalnu nel tentativo di porre fine alla sua invasione.</text:p>
          <text:list text:continue-numbering="true">
            <text:list-item>
              <text:p text:style-name="P71"><text:span text:style-name="T2">Palla di Fuoco</text:span><text:span text:style-name="T5"> : Lancia una palla infuocata che infligge 38.902 danni da fuoco.</text:span></text:p>
            </text:list-item>
            <text:list-item>
              <text:p text:style-name="P71"><text:span text:style-name="T2">Colonna di Fuoco</text:span><text:span text:style-name="T5"> : Evoca una colonna di fuoco e brucia tutti i nemici nell'area d'effetto, infliggendo 16.672 danni da fuoco ogni secondo per 15s.</text:span></text:p>
            </text:list-item>
            <text:list-item>
              <text:p text:style-name="P71"><text:span text:style-name="T2">Dardo di Gelo</text:span><text:span text:style-name="T5"> : Lancia un dardo gelido contro un nemico, infliggendo 49.795 danni da gelo e riducendone la velocità di movimento del 50% per 15s.</text:span></text:p>
            </text:list-item>
            <text:list-item>
              <text:p text:style-name="P71"><text:span text:style-name="T2">Cometa di Ghiaccio</text:span><text:span text:style-name="T5"> : Richiama una Cometa di Ghiaccio che infligge 164.154 danni da gelo a tutti i nemici entro 8 metri.</text:span></text:p>
            </text:list-item>
            <text:list-item>
              <text:p text:style-name="P71"><text:span text:style-name="T2">Detonazione Arcana</text:span><text:span text:style-name="T5"> : Travolge il bersaglio con una scarica d'energia, infliggendo 38.902 danni da arcano.</text:span></text:p>
            </text:list-item>
            <text:list-item>
              <text:p text:style-name="P40"><text:span text:style-name="T2">Globo Arcano</text:span><text:span text:style-name="T5"> : Lancia un Globo Arcano, infliggendo 128.249 danni da arcano ai nemici sulla traiettoria.</text:span></text:p>
            </text:list-item>
          </text:list>
        </text:list-item>
      </text:list>
      <text:h text:style-name="P4" text:outline-level="3">Strategia</text:h>
      <text:p text:style-name="Horizontal_20_Line"/>
      <text:p text:style-name="P5">Una volta che avrete sconfitto l'Arcimaga Sol, dovrete dirigervi e attraversare il portale sulla collina. Facciamo presente che non appena sarete dall'altra parte lo scontro con Yalnu inizierà immediatamente, quindi i giocatori dovranno entrare possibilmente all'unisono.</text:p>
      <text:p text:style-name="Text_20_body"><text:span text:style-name="T5">Come abbiamo detto, non appena il Difensore giungerà dall'altra parte del portale dovrà immediatamente ingaggiare il boss, cercando di tenerlo il più possibile a portata dei maghi del Kirin Tor che vi aiuteranno durante quest'ultimo scontro. Il Difensore dovrà tenere sempre il boss girato di spalle rispetto al gruppo e ai maghi Kirin Tor a causa di </text:span><text:span text:style-name="T2">Colpo Colossale</text:span><text:span text:style-name="T5">, il quale indietreggerà sulle zampe posteriori e colpirà il terreno, infliggendo ingenti danni fisici a tutti i nemici frontali. L'effetto stordirà tutti i nemici colpiti per 5s e andrà a infliggere danni fisici aggiuntivi a tutti i nemici. Non appena vedrete Yalnu alzarsi sulle zampe posteriori, sul terreno sarà mostrato un effetto grafico che vi aiuterà a capire dove impatterà il boss ed evitarlo agevolmente.</text:span></text:p>
      <text:p text:style-name="Text_20_body"><text:span text:style-name="T5">Durante il combattimento il boss evocherà diversi tipi di adds grazie a </text:span><text:span text:style-name="T2">Sorgente di Vita</text:span><text:span text:style-name="T5">, i quali dovranno essere eliminati rapidamente. Uno di essi sarà la Mandragora Malvaggia, la quale attaccherà il gruppo tramite </text:span><text:span text:style-name="T2">Soffio Nocivo</text:span><text:span text:style-name="T5">. Emettendo un cono di gas tossico, infliggerà danni da natura ogni secondo a tutti i nemici frontali. Basterà togliersi dalla sua traiettoria.</text:span></text:p>
      <text:p text:style-name="Text_20_body"><text:soft-page-break/><text:span text:style-name="T5">Un'altro add con la quale dovrete vedervela sarà Alberello Rapido, un gruppeto di questi add attaccheranno il gruppo tramite </text:span><text:span text:style-name="T2">Squarcio dei Tendini</text:span><text:span text:style-name="T5">. Questi Alberelli Rapidi infilzeranno un nemico, riducendone la velocità di movimento per alcuni secondi. Inoltre, infliggeranno danni fisici aggiuntivi ogni secondo. Si accumulerà. Il Difensore dovrà raggrupparli velocemente in modo da permettere ai giocatori di eliminarli tramite danni ad area.</text:span></text:p>
      <text:p text:style-name="Text_20_body"><text:span text:style-name="T5">L'ultimo add che Yalnu chiamerà in suo aiuto, sarà Antico Nodoso, il quale attaccherà il gruppo tramite </text:span><text:span text:style-name="T2">Spazzata Sgraziata</text:span><text:span text:style-name="T5">. Gli Antichi Nodosi schiacceranno tutti i giocatori di fronte a loro, infliggendo elevati danni fisici. Posizionatevi sempre alle loro spalle.</text:span></text:p>
      <text:p text:style-name="Text_20_body"><text:span text:style-name="T5">Una delle abilità alla quale dovrete prestare attenzione, sarà </text:span><text:span text:style-name="T2">Intrappolamento</text:span><text:span text:style-name="T5">. Yalnu lancerà la sua Lamarborea contro un Mago Guerriero casuale del Kirin Tor, intrappolandolo all'interno di una vegetazione. L'effetto stordirà la vittima e gli infliggerà danni da natura ogni secondo finchè il viticcio non sarà distrutto. In modalità Eroica e Sfida, Intrappolamento potrà colpire più personaggi. I giocatori dovranno tempestivamente distruggere il viticcio/i presenti sui propri alleati.</text:span></text:p>
      <text:p text:style-name="P8"> </text:p>
      <table:table table:name="Tabella3" table:style-name="Tabella3">
        <table:table-column table:style-name="Tabella3.A"/>
        <table:table-column table:style-name="Tabella3.B"/>
        <table:table-row>
          <table:table-cell table:style-name="Tabella3.A1" office:value-type="string">
            <text:p text:style-name="P1"/>
          </table:table-cell>
          <table:table-cell table:style-name="Tabella3.A1" office:value-type="string">
            <text:p text:style-name="P1"/>
          </table:table-cell>
        </table:table-row>
      </table:table>
      <text:p text:style-name="Text_20_body"><text:span text:style-name="T5">Yalnu durante lo scontro utilizzerà periodicamente </text:span><text:span text:style-name="T2">Genesi</text:span><text:span text:style-name="T5">. Il boss creerà un campo di vegetali e inizierà a canalizzare Genesi per 15s. Al termine della quale, tutte le creature che non avranno subito </text:span><text:span text:style-name="T2">Calpestamento</text:span><text:span text:style-name="T5">, sbocceranno in Piante Sferzanti. Quindi il compito sarà molto semplice, i giocatori dovranno calpestare questi fiori non ancora sbocciati entro 15s. Se ciò non verrà fatto, i boccioli si trasformeranno in Piante Sferzanti le quali attaccheranno in modo casuale i giocatori sputando loro del veleno tramite </text:span><text:span text:style-name="T2">Veleno di Pianta Sferzante</text:span><text:span text:style-name="T5">.</text:span></text:p>
      <text:h text:style-name="P4" text:outline-level="3">Cose da ricordare</text:h>
      <text:p text:style-name="Horizontal_20_Line"/>
      <text:p text:style-name="P8"><text:span text:style-name="T1">Difensori:</text:span></text:p>
      <text:list xml:id="list8946390495572824913" text:style-name="L34">
        <text:list-item>
          <text:p text:style-name="P41"><text:span text:style-name="T2">Sorgente di Vita</text:span><text:span text:style-name="T5"> continua a generare creature che potrebbero finire col surclassare i giocatori, se non vengono controllate.</text:span></text:p>
        </text:list-item>
      </text:list>
      <text:p text:style-name="P8"><text:span text:style-name="T1">Guaritori:</text:span></text:p>
      <text:list xml:id="list7494341989832165522" text:style-name="L35">
        <text:list-item>
          <text:p text:style-name="P72"><text:span text:style-name="T5">Quando Yalnu lancia </text:span><text:span text:style-name="T2">Genesi</text:span><text:span text:style-name="T5">, bisogna saltare sulle piante con </text:span><text:span text:style-name="T2">Calpestamento</text:span><text:span text:style-name="T5"> per impedire loro di crescere.</text:span></text:p>
        </text:list-item>
        <text:list-item>
          <text:p text:style-name="P48">Curare Dama Baihu e i Maghi del Kirin Tor per tutta la durata dello scontro.</text:p>
        </text:list-item>
        <text:list-item>
          <text:p text:style-name="P42"><text:span text:style-name="T2">Colpo Colossale</text:span><text:span text:style-name="T5"> infligge ingenti danni a tutti i giocatori.</text:span></text:p>
        </text:list-item>
      </text:list>
      <text:p text:style-name="P8"><text:span text:style-name="T1">Assaltatori:</text:span></text:p>
      <text:list xml:id="list4205911921864031206" text:style-name="L36">
        <text:list-item>
          <text:p text:style-name="P73"><text:span text:style-name="T5">Quando Yalnu lancia </text:span><text:span text:style-name="T2">Genesi</text:span><text:span text:style-name="T5">, bisogna saltare sulle piante con </text:span><text:span text:style-name="T2">Calpestamento</text:span><text:span text:style-name="T5"> per impedire loro di crescere.</text:span></text:p>
        </text:list-item>
        <text:list-item>
          <text:p text:style-name="P73"><text:span text:style-name="T5">Distruggere rapidamente l'effetto </text:span><text:span text:style-name="T2">Intrappolamento</text:span><text:span text:style-name="T5"> per mantenere in vita gli alleati del Kirin Tor.</text:span></text:p>
        </text:list-item>
        <text:list-item>
          <text:p text:style-name="P43"><text:span text:style-name="T5">Sconfiggere rapidamente i nemici evocati da </text:span><text:span text:style-name="T2">Sorgente di Vita</text:span><text:span text:style-name="T5"> prima che prendano il sopravvento.</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Purisa" svg:font-family="Purisa"/>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15:35:02.943561005</meta:creation-date>
    <dc:date>2014-11-23T15:47:15.023891552</dc:date>
    <meta:editing-duration>PT12M12S</meta:editing-duration>
    <meta:editing-cycles>2</meta:editing-cycles>
    <meta:generator>LibreOffice/4.3.3.2$Linux_X86_64 LibreOffice_project/430m0$Build-2</meta:generator>
    <meta:document-statistic meta:table-count="3" meta:image-count="0" meta:object-count="0" meta:page-count="9" meta:paragraph-count="187" meta:word-count="4161" meta:character-count="26719" meta:non-whitespace-character-count="22832"/>
  </office:meta>
</office:document-meta>
</file>